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 singly linked list with folowing operations.</text:p>
      <text:p text:style-name="Standard"><text:tab/>1.insert a node at front in SLL</text:p>
      <text:p text:style-name="Standard"><text:tab/>2.insert a node at rear in SLL</text:p>
      <text:p text:style-name="Standard"><text:tab/>3.delete a node at front in SLL</text:p>
      <text:p text:style-name="Standard"><text:tab/>4.delete a node at rear in SLL.</text:p>
      <text:p text:style-name="Standard"><text:tab/>5.insert a node into nth position in SLL.</text:p>
      <text:p text:style-name="Standard"><text:tab/>6.delete a node into nth position in SLL.</text:p>
      <text:p text:style-name="Standard"><text:tab/>7.insert a node at the middle of SLL.</text:p>
      <text:p text:style-name="Standard"><text:tab/>8.Delete a node at the middle of SLL</text:p>
      <text:p text:style-name="Standard"><text:tab/>9.Delete the entire list.</text:p>
      <text:p text:style-name="Standard"><text:tab/>10.check and remove the loop in a SLL.</text:p>
      <text:p text:style-name="Standard"><text:tab/>11.find the merging point of two SLL.</text:p>
      <text:p text:style-name="Standard"><text:tab/>12.find the middle node of SLL.</text:p>
      <text:p text:style-name="Standard"><text:tab/>13.given only pointer to a node,how will <text:s/>you <text:s/>delete that node in SLL?(NOTE: head pointer <text:tab/>Is also not given)</text:p>
      <text:p text:style-name="Standard"><text:tab/>14.create a copy of SLL.</text:p>
      <text:p text:style-name="Standard"><text:tab/>15.compare whether the two SLL are identical or not.</text:p>
      <text:p text:style-name="Standard"><text:tab/>16.sorting of SLL. (NOTE:swap the links not data)</text:p>
      <text:p text:style-name="Standard"><text:tab/>17.WAP to insert nodes in to a SLL in a sorted fashion.</text:p>
      <text:p text:style-name="Standard"><text:tab/>18.WAP to return the nth nodes from the end of SLL.</text:p>
      <text:p text:style-name="Standard"><text:tab/>19.WAP to search a data in SLL.(NOTE : POSITION NUMBER WILL BE DISPLAYED <text:tab/>ALONG WITH THE NUMBER OF TIMES IT APPEARS)</text:p>
      <text:p text:style-name="Standard"><text:tab/>20.WAP to remove duplicates data in SLL.</text:p>
      <text:p text:style-name="Standard"><text:tab/>21.WAP to reverse the SLL with and without recursion.(NOTE:swap the links)</text:p>
      <text:p text:style-name="Standard"><text:tab/>22.WAP to append the two SLL.</text:p>
      <text:p text:style-name="Standard"><text:tab/>23.find the least and largest element in SLL</text:p>
      <text:p text:style-name="Standard"/>
      <text:p text:style-name="Standard">Implement doubly linked list with following operations</text:p>
      <text:p text:style-name="Standard"><text:tab/>24.Insert at front,rear,middle and specified position.</text:p>
      <text:p text:style-name="Standard"><text:tab/>25.Delete at front, rear, middle and specified position.</text:p>
      <text:p text:style-name="Standard"><text:tab/>26.Find the least and largest element in the list</text:p>
      <text:p text:style-name="Standard"><text:tab/>27.forward and Reverse display.</text:p>
      <text:p text:style-name="Standard"><text:tab/>28.WAP to reverse the DLL.(Note: swap the links not data)</text:p>
      <text:p text:style-name="Standard"><text:tab/>29.Sorting of DLL. (NOTE: swap the links not data)</text:p>
      <text:p text:style-name="Standard"/>
      <text:p text:style-name="Standard">Implement circular linked list with following operations</text:p>
      <text:p text:style-name="Standard"><text:tab/>30.Insert at front, rear and specified position.</text:p>
      <text:p text:style-name="Standard"><text:tab/>31.Delete front, rear and specified position.</text:p>
      <text:p text:style-name="Standard"><text:tab/>32.find the least and largest element in the list</text:p>
      <text:p text:style-name="Standard"><text:tab/>33.forward and reverse display</text:p>
      <text:p text:style-name="Standard"><text:tab/>34.Search a <text:s/>data in linked list</text:p>
      <text:p text:style-name="Standard"/>
      <text:p text:style-name="Standard">Implement doubly circular linked list with following operations</text:p>
      <text:p text:style-name="Standard"><text:tab/>35.Insert at front, rear and specified position.</text:p>
      <text:p text:style-name="Standard"><text:tab/>36.Delete front, rear and specified position.</text:p>
      <text:p text:style-name="Standard"><text:tab/>37.find the least and largest element in the list</text:p>
      <text:p text:style-name="Standard"><text:tab/>38.forward and reverse display</text:p>
      <text:p text:style-name="Standard"><text:tab/>39.search a data in linked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LINKED LIST PROBLEM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20:29:10</meta:creation-date>
    <dc:date>2014-10-09T13:45:06</dc:date>
    <meta:editing-duration>PT35M5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44" meta:word-count="345" meta:character-count="2045" meta:non-whitespace-character-count="1699"/>
  </office:meta>
</office:document-meta>
</file>